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893dd" officeooo:paragraph-rsid="000911af" style:font-size-asian="14pt" style:font-size-complex="14pt"/>
    </style:style>
    <style:style style:name="P2" style:family="paragraph" style:parent-style-name="Standard">
      <style:text-properties fo:font-size="14pt" officeooo:rsid="000893dd" officeooo:paragraph-rsid="000fc63f" style:font-size-asian="14pt" style:font-size-complex="14pt"/>
    </style:style>
    <style:style style:name="P3" style:family="paragraph" style:parent-style-name="Standard">
      <style:text-properties fo:font-size="14pt" officeooo:rsid="000b1184" officeooo:paragraph-rsid="000b1184" style:font-size-asian="14pt" style:font-size-complex="14pt"/>
    </style:style>
    <style:style style:name="P4" style:family="paragraph" style:parent-style-name="Standard">
      <loext:graphic-properties draw:fill="solid" draw:fill-color="#000000"/>
      <style:paragraph-properties fo:background-color="#000000"/>
      <style:text-properties fo:font-size="14pt" officeooo:rsid="000b1184" officeooo:paragraph-rsid="000b1184" style:font-size-asian="14pt" style:font-size-complex="14pt"/>
    </style:style>
    <style:style style:name="P5" style:family="paragraph" style:parent-style-name="Standard">
      <style:text-properties fo:font-size="14pt" officeooo:rsid="000b1184" officeooo:paragraph-rsid="000fc63f" style:font-size-asian="14pt" style:font-size-complex="14pt"/>
    </style:style>
    <style:style style:name="P6" style:family="paragraph" style:parent-style-name="Standard">
      <style:text-properties fo:font-size="14pt" fo:font-weight="bold" officeooo:rsid="000893dd" officeooo:paragraph-rsid="000911af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solid" draw:fill-color="#000000"/>
      <style:paragraph-properties fo:background-color="#000000"/>
      <style:text-properties fo:font-size="14pt" fo:font-weight="bold" officeooo:rsid="000893dd" officeooo:paragraph-rsid="000911a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893dd" officeooo:paragraph-rsid="000fc63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b1184" officeooo:paragraph-rsid="000b1184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normal" officeooo:rsid="000893dd" officeooo:paragraph-rsid="000911af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0b1184" officeooo:paragraph-rsid="000b1184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solid" draw:fill-color="#000000"/>
      <style:paragraph-properties fo:background-color="#000000"/>
      <style:text-properties fo:font-size="14pt" fo:font-weight="normal" officeooo:rsid="000b1184" officeooo:paragraph-rsid="000b1184" style:font-size-asian="14pt" style:font-weight-asian="normal" style:font-size-complex="14pt" style:font-weight-complex="normal"/>
    </style:style>
    <style:style style:name="P13" style:family="paragraph" style:parent-style-name="Standard">
      <style:text-properties officeooo:paragraph-rsid="000fc63f"/>
    </style:style>
    <style:style style:name="P14" style:family="paragraph" style:parent-style-name="Standard">
      <style:text-properties fo:font-size="14pt" officeooo:rsid="000b1184" officeooo:paragraph-rsid="000fc63f" style:font-size-asian="14pt" style:font-size-complex="14pt"/>
    </style:style>
    <style:style style:name="P15" style:family="paragraph" style:parent-style-name="Standard">
      <loext:graphic-properties draw:fill="solid" draw:fill-color="#000000"/>
      <style:paragraph-properties fo:background-color="#000000"/>
      <style:text-properties fo:font-size="14pt" officeooo:rsid="000b1184" officeooo:paragraph-rsid="000fc63f" style:font-size-asian="14pt" style:font-size-complex="14pt"/>
    </style:style>
    <style:style style:name="P16" style:family="paragraph" style:parent-style-name="Standard">
      <style:text-properties fo:font-size="14pt" officeooo:rsid="000b1184" officeooo:paragraph-rsid="000ff024" style:font-size-asian="14pt" style:font-size-complex="14pt"/>
    </style:style>
    <style:style style:name="P17" style:family="paragraph" style:parent-style-name="Standard">
      <style:text-properties fo:font-size="14pt" fo:font-weight="bold" officeooo:rsid="000b1184" officeooo:paragraph-rsid="000fc63f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0b1184" officeooo:paragraph-rsid="000ff024" style:font-size-asian="14pt" style:font-weight-asian="bold" style:font-size-complex="14pt" style:font-weight-complex="bold"/>
    </style:style>
    <style:style style:name="P19" style:family="paragraph" style:parent-style-name="Standard">
      <loext:graphic-properties draw:fill="solid" draw:fill-color="#000000"/>
      <style:paragraph-properties fo:background-color="#000000"/>
      <style:text-properties fo:font-size="14pt" fo:font-weight="bold" officeooo:rsid="000b1184" officeooo:paragraph-rsid="000ff024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0ff024" officeooo:paragraph-rsid="000ff024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11261f" officeooo:paragraph-rsid="0011261f" style:font-size-asian="14pt" style:font-weight-asian="bold" style:font-size-complex="14pt" style:font-weight-complex="bold"/>
    </style:style>
    <style:style style:name="P22" style:family="paragraph" style:parent-style-name="Standard">
      <loext:graphic-properties draw:fill="solid" draw:fill-color="#000000"/>
      <style:paragraph-properties fo:background-color="#000000"/>
      <style:text-properties fo:font-size="14pt" fo:font-weight="normal" officeooo:rsid="0011261f" officeooo:paragraph-rsid="0011261f" style:font-size-asian="14pt" style:font-weight-asian="normal" style:font-size-complex="14pt" style:font-weight-complex="normal"/>
    </style:style>
    <style:style style:name="P23" style:family="paragraph" style:parent-style-name="Standard">
      <style:text-properties officeooo:paragraph-rsid="000ff024"/>
    </style:style>
    <style:style style:name="T1" style:family="text">
      <style:text-properties officeooo:rsid="000911af"/>
    </style:style>
    <style:style style:name="T2" style:family="text">
      <style:text-properties fo:font-size="14pt" fo:font-weight="bold" officeooo:rsid="000893d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fc63f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ff024" style:font-size-asian="14pt" style:font-weight-asian="bold" style:font-size-complex="14pt" style:font-weight-complex="bold"/>
    </style:style>
    <style:style style:name="T5" style:family="text">
      <style:text-properties officeooo:rsid="000fc63f"/>
    </style:style>
    <style:style style:name="T6" style:family="text">
      <style:text-properties officeooo:rsid="000ff0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Q1)Write a program to accept (00)*1+2*;(<text:span text:style-name="T5">12 feb</text:span>)</text:p>
      <text:p text:style-name="P6"/>
      <text:p text:style-name="P10">#include&lt;bits/stdc++.h&gt;</text:p>
      <text:p text:style-name="P10">using namespace std;</text:p>
      <text:p text:style-name="P10">string s;</text:p>
      <text:p text:style-name="P10">bool flag=true;</text:p>
      <text:p text:style-name="P10">bool matcher2(int index){</text:p>
      <text:p text:style-name="P10"><text:s text:c="4"/>if(index==s.size()){</text:p>
      <text:p text:style-name="P10"><text:s text:c="8"/>return true;</text:p>
      <text:p text:style-name="P10"><text:s text:c="4"/>}</text:p>
      <text:p text:style-name="P10"><text:s text:c="4"/>if(s[index]=='2')return matcher2(index+1);</text:p>
      <text:p text:style-name="P10"><text:s text:c="4"/>return false;</text:p>
      <text:p text:style-name="P10">}</text:p>
      <text:p text:style-name="P10">bool matcher1(int index){</text:p>
      <text:p text:style-name="P10"><text:s text:c="4"/>if(index==s.size()){</text:p>
      <text:p text:style-name="P10"><text:s text:c="8"/>return true;</text:p>
      <text:p text:style-name="P10"><text:s text:c="4"/>}</text:p>
      <text:p text:style-name="P10"><text:s text:c="4"/>if(s[index]=='1')return matcher1(index+1);</text:p>
      <text:p text:style-name="P10"><text:s text:c="4"/>if(s[index]=='2')return matcher2(index+1);</text:p>
      <text:p text:style-name="P10"><text:s text:c="4"/>return false;</text:p>
      <text:p text:style-name="P10">}</text:p>
      <text:p text:style-name="P10">bool matcher(int index){</text:p>
      <text:p text:style-name="P10"><text:s text:c="4"/>if(index==s.size()){</text:p>
      <text:p text:style-name="P10"><text:s text:c="8"/>return false;</text:p>
      <text:p text:style-name="P10"><text:s text:c="4"/>}</text:p>
      <text:p text:style-name="P10"><text:s text:c="4"/>if(s[index]=='0' &amp;&amp; s[index+1]=='0')return matcher(index+2);</text:p>
      <text:p text:style-name="P10"><text:s text:c="4"/>else if(s[index]=='1')return matcher1(index+1);</text:p>
      <text:p text:style-name="P10"><text:s text:c="4"/>else return false;</text:p>
      <text:p text:style-name="P10"><text:s text:c="4"/></text:p>
      <text:p text:style-name="P10"><text:s text:c="5"/></text:p>
      <text:p text:style-name="P10">}</text:p>
      <text:p text:style-name="P10">int32_t main(){</text:p>
      <text:p text:style-name="P10"/>
      <text:p text:style-name="P10"><text:s text:c="4"/>{ <text:s text:c="2"/>cout &lt;&lt;"Name : Muneer Hasan"&lt;&lt;endl;</text:p>
      <text:p text:style-name="P10"><text:s text:c="8"/>cout &lt;&lt;"Roll No. : 17BCS054"&lt;&lt;endl;</text:p>
      <text:p text:style-name="P10"><text:s text:c="8"/>cin &gt;&gt; s;</text:p>
      <text:p text:style-name="P10"><text:s text:c="8"/></text:p>
      <text:p text:style-name="P10"><text:s text:c="8"/>if(matcher(0)){</text:p>
      <text:p text:style-name="P10"><text:s text:c="12"/>cout &lt;&lt; "matched"&lt;&lt;endl;</text:p>
      <text:p text:style-name="P10"><text:s text:c="8"/>}else{</text:p>
      <text:p text:style-name="P10"><text:s text:c="12"/>cout &lt;&lt; "rejected"&lt;&lt;endl;</text:p>
      <text:p text:style-name="P10"><text:s text:c="8"/>}</text:p>
      <text:p text:style-name="P10"><text:soft-page-break/><text:s text:c="8"/></text:p>
      <text:p text:style-name="P10"><text:s text:c="6"/></text:p>
      <text:p text:style-name="P10"><text:s text:c="4"/>}</text:p>
      <text:p text:style-name="P10"><text:s text:c="4"/>return 0;</text:p>
      <text:p text:style-name="P10">}</text:p>
      <text:p text:style-name="P10"/>
      <text:p text:style-name="P11">OUTPUT :</text:p>
      <text:p text:style-name="P11"/>
      <text:p text:style-name="P12">Name : Muneer Hasan</text:p>
      <text:p text:style-name="P12">Roll No. : 17BCS054</text:p>
      <text:p text:style-name="P12">00001122</text:p>
      <text:p text:style-name="P12">matched</text:p>
      <text:p text:style-name="P7"/>
      <text:p text:style-name="P6"/>
      <text:p text:style-name="P6"/>
      <text:p text:style-name="P6">Q<text:span text:style-name="T1">2) Write a program to match the pattern with regular expression ^([a-z,0-9\*\-])${3,16} .(12 feb)</text:span></text:p>
      <text:p text:style-name="P1"/>
      <text:p text:style-name="P1">#include&lt;bits/stdc++.h&gt;</text:p>
      <text:p text:style-name="P1">using namespace std;</text:p>
      <text:p text:style-name="P1">int n,n1,startPoint,endPoint,cnt=0,q=0,qry=0;</text:p>
      <text:p text:style-name="P1"/>
      <text:p text:style-name="P1">int32_t main(){</text:p>
      <text:p text:style-name="P1"><text:s text:c="4"/>ios_base::sync_with_stdio(false);</text:p>
      <text:p text:style-name="P1"><text:s text:c="4"/>cin.tie(NULL);cout.tie(NULL);</text:p>
      <text:p text:style-name="P1"><text:s text:c="4"/>int t;</text:p>
      <text:p text:style-name="P1"><text:s text:c="4"/>//cin &gt;&gt;t; <text:s text:c="3"/>while (t--)</text:p>
      <text:p text:style-name="P1"><text:s text:c="4"/>{</text:p>
      <text:p text:style-name="P1"><text:s text:c="8"/>cout &lt;&lt;"Name : Muneer Hasan"&lt;&lt;endl;</text:p>
      <text:p text:style-name="P1"><text:s text:c="8"/>cout &lt;&lt;"Roll No. : 17BCS054"&lt;&lt;endl;</text:p>
      <text:p text:style-name="P1"><text:s text:c="8"/>string s;</text:p>
      <text:p text:style-name="P1"><text:s text:c="8"/>cin &gt;&gt; s;</text:p>
      <text:p text:style-name="P1"><text:s text:c="8"/>if(s.size()&lt;3 || s.size()&gt;16){</text:p>
      <text:p text:style-name="P1"><text:s text:c="12"/>cout &lt;&lt; "rejected"&lt;&lt;endl;</text:p>
      <text:p text:style-name="P1"><text:s text:c="12"/>return 1;</text:p>
      <text:p text:style-name="P1"><text:s text:c="8"/>}</text:p>
      <text:p text:style-name="P1"><text:s text:c="8"/>bool flag=true;</text:p>
      <text:p text:style-name="P1"><text:s text:c="8"/>for(int i=0;i&lt;s.size();i++){</text:p>
      <text:p text:style-name="P1"><text:s text:c="12"/>if((s[i]&gt;='a' &amp;&amp; s[i]&lt;='z')||(s[i]&gt;='0' &amp;&amp; s[i]&lt;='9')||(s[i]=='*' ||s[i]&lt;='-'));</text:p>
      <text:p text:style-name="P1"><text:s text:c="12"/>else flag=false;</text:p>
      <text:p text:style-name="P1"/>
      <text:p text:style-name="P1"><text:s text:c="8"/>}</text:p>
      <text:p text:style-name="P1"><text:soft-page-break/><text:s text:c="8"/>if(flag){</text:p>
      <text:p text:style-name="P1"><text:s text:c="12"/>cout &lt;&lt; "accepted"&lt;&lt;endl;</text:p>
      <text:p text:style-name="P1"><text:s text:c="8"/>}else{</text:p>
      <text:p text:style-name="P1"><text:s text:c="12"/>cout &lt;&lt; "rejected"&lt;&lt;endl;</text:p>
      <text:p text:style-name="P1"><text:s text:c="8"/>}</text:p>
      <text:p text:style-name="P1"><text:s text:c="8"/></text:p>
      <text:p text:style-name="P1"><text:s text:c="6"/></text:p>
      <text:p text:style-name="P1"><text:s text:c="4"/>}</text:p>
      <text:p text:style-name="P1"><text:s text:c="4"/>return 0;</text:p>
      <text:p text:style-name="P1">}</text:p>
      <text:p text:style-name="P1"/>
      <text:p text:style-name="P3">OUTPUT:</text:p>
      <text:p text:style-name="P3"/>
      <text:p text:style-name="P4">Name : Muneer Hasan</text:p>
      <text:p text:style-name="P4">Roll No. : 17BCS054</text:p>
      <text:p text:style-name="P4">helloworld12-*</text:p>
      <text:p text:style-name="P4">accepted</text:p>
      <text:p text:style-name="P4"/>
      <text:p text:style-name="P2"/>
      <text:p text:style-name="P8"/>
      <text:p text:style-name="P13"><text:span text:style-name="T2">Q</text:span><text:span text:style-name="T3">3) Write a program to implement Mealey and Moore machine .(19 feb)</text:span></text:p>
      <text:p text:style-name="P5"/>
      <text:p text:style-name="P5"/>
      <text:p text:style-name="P5">#include&lt;iostream&gt;</text:p>
      <text:p text:style-name="P5">#include&lt;utility&gt;</text:p>
      <text:p text:style-name="P5">#include&lt;map&gt;</text:p>
      <text:p text:style-name="P5"/>
      <text:p text:style-name="P5">using namespace std;</text:p>
      <text:p text:style-name="P5"/>
      <text:p text:style-name="P5">bool check(string input){</text:p>
      <text:p text:style-name="P5"><text:tab/></text:p>
      <text:p text:style-name="P5"><text:tab/>for(int i=0;input[i]!='\0';i++){</text:p>
      <text:p text:style-name="P5"><text:tab/><text:tab/>if(input[i]!='0'&amp;&amp;input[i]!='1'){</text:p>
      <text:p text:style-name="P5"><text:tab/><text:tab/><text:tab/>return false;</text:p>
      <text:p text:style-name="P5"><text:tab/><text:tab/>}</text:p>
      <text:p text:style-name="P5"><text:tab/>}</text:p>
      <text:p text:style-name="P5"/>
      <text:p text:style-name="P5">return true;</text:p>
      <text:p text:style-name="P5"/>
      <text:p text:style-name="P5">}</text:p>
      <text:p text:style-name="P5"/>
      <text:p text:style-name="P5"/>
      <text:p text:style-name="P5"><text:soft-page-break/>int main(){</text:p>
      <text:p text:style-name="P5"/>
      <text:p text:style-name="P5"><text:tab/>string input;</text:p>
      <text:p text:style-name="P5"><text:tab/>string cs="q1";</text:p>
      <text:p text:style-name="P5"><text:tab/>string output="";</text:p>
      <text:p text:style-name="P5"><text:tab/>string outputState="";</text:p>
      <text:p text:style-name="P5"/>
      <text:p text:style-name="P5"><text:tab/>cout&lt;&lt;"Input String : ";</text:p>
      <text:p text:style-name="P5"><text:tab/>cin&gt;&gt;input;</text:p>
      <text:p text:style-name="P5"/>
      <text:p text:style-name="P5"><text:tab/>if(check(input)){</text:p>
      <text:p text:style-name="P5"><text:tab/><text:tab/>cout&lt;&lt;"Valid"&lt;&lt;endl;</text:p>
      <text:p text:style-name="P5"><text:tab/>}else{</text:p>
      <text:p text:style-name="P5"><text:tab/><text:tab/>cout&lt;&lt;"Not Valid"&lt;&lt;endl;</text:p>
      <text:p text:style-name="P5"><text:tab/>}</text:p>
      <text:p text:style-name="P5"/>
      <text:p text:style-name="P5"><text:tab/>int i=0;</text:p>
      <text:p text:style-name="P5"/>
      <text:p text:style-name="P5"/>
      <text:p text:style-name="P5"><text:tab/>cout&lt;&lt;"CS"&lt;&lt;"\t"&lt;&lt;"Input"&lt;&lt;"\t"&lt;&lt;"NextState"&lt;&lt;"\t"&lt;&lt;"Final Output"&lt;&lt;endl;</text:p>
      <text:p text:style-name="P5"/>
      <text:p text:style-name="P5"><text:tab/>// cout&lt;&lt;"q1"&lt;&lt;"--&gt;";</text:p>
      <text:p text:style-name="P5"><text:tab/>outputState+="q1--&gt;";</text:p>
      <text:p text:style-name="P5"><text:tab/>while(input[i]!='\0'){</text:p>
      <text:p text:style-name="P5"/>
      <text:p text:style-name="P5"><text:tab/><text:tab/>if(cs=="q1"&amp;&amp;input[i]=='0'){</text:p>
      <text:p text:style-name="P5"/>
      <text:p text:style-name="P5"><text:tab/><text:tab/><text:tab/>cout&lt;&lt;"q1"&lt;&lt;"\t"&lt;&lt;input[i]&lt;&lt;"\t"&lt;&lt;"q3"&lt;&lt;"\t\t"&lt;&lt;"0"&lt;&lt;endl;</text:p>
      <text:p text:style-name="P5"/>
      <text:p text:style-name="P5"><text:tab/><text:tab/><text:tab/>outputState+="q3--&gt;";</text:p>
      <text:p text:style-name="P5"><text:tab/><text:tab/></text:p>
      <text:p text:style-name="P5"><text:tab/><text:tab/><text:tab/>cs="q3";</text:p>
      <text:p text:style-name="P5"><text:tab/><text:tab/><text:tab/>output+="0";</text:p>
      <text:p text:style-name="P5"><text:tab/><text:tab/>}</text:p>
      <text:p text:style-name="P5"/>
      <text:p text:style-name="P5"><text:tab/><text:tab/>else if(cs=="q2"&amp;&amp;input[i]=='0'){</text:p>
      <text:p text:style-name="P5"><text:tab/><text:tab/><text:tab/>outputState+="q1--&gt;";</text:p>
      <text:p text:style-name="P5"/>
      <text:p text:style-name="P5"><text:tab/><text:tab/><text:tab/>cout&lt;&lt;"q2"&lt;&lt;"\t"&lt;&lt;input[i]&lt;&lt;"\t"&lt;&lt;"q1"&lt;&lt;"\t\t"&lt;&lt;"1"&lt;&lt;endl;</text:p>
      <text:p text:style-name="P5"><text:tab/><text:tab/></text:p>
      <text:p text:style-name="P5"><text:tab/><text:tab/><text:tab/>cs="q1";</text:p>
      <text:p text:style-name="P5"><text:tab/><text:tab/><text:tab/>output+="1";</text:p>
      <text:p text:style-name="P5"><text:soft-page-break/></text:p>
      <text:p text:style-name="P5"><text:tab/><text:tab/>}</text:p>
      <text:p text:style-name="P5"><text:tab/><text:tab/>else if(cs=="q3"&amp;&amp;input[i]=='0'){</text:p>
      <text:p text:style-name="P5"/>
      <text:p text:style-name="P5"><text:tab/><text:tab/><text:tab/>outputState+="q2--&gt;";</text:p>
      <text:p text:style-name="P5"/>
      <text:p text:style-name="P5"><text:tab/><text:tab/><text:tab/>cout&lt;&lt;"q3"&lt;&lt;"\t"&lt;&lt;input[i]&lt;&lt;"\t"&lt;&lt;"q2"&lt;&lt;"\t\t"&lt;&lt;"1"&lt;&lt;endl;</text:p>
      <text:p text:style-name="P5"><text:tab/><text:tab/><text:tab/></text:p>
      <text:p text:style-name="P5"><text:tab/><text:tab/><text:tab/>cs="q2";</text:p>
      <text:p text:style-name="P5"><text:tab/><text:tab/><text:tab/>output+="1";</text:p>
      <text:p text:style-name="P5"/>
      <text:p text:style-name="P5"><text:tab/><text:tab/>}</text:p>
      <text:p text:style-name="P5"/>
      <text:p text:style-name="P5"><text:tab/><text:tab/>else if(cs=="q4"&amp;&amp;input[i]=='0'){</text:p>
      <text:p text:style-name="P5"/>
      <text:p text:style-name="P5"><text:tab/><text:tab/><text:tab/>outputState+="q4--&gt;";</text:p>
      <text:p text:style-name="P5"/>
      <text:p text:style-name="P5"><text:tab/><text:tab/><text:tab/>cout&lt;&lt;"q4"&lt;&lt;"\t"&lt;&lt;input[i]&lt;&lt;"\t"&lt;&lt;"q4"&lt;&lt;"\t\t"&lt;&lt;"1"&lt;&lt;endl;</text:p>
      <text:p text:style-name="P5"><text:tab/><text:tab/><text:tab/></text:p>
      <text:p text:style-name="P5"><text:tab/><text:tab/><text:tab/>cs="q4";</text:p>
      <text:p text:style-name="P5"><text:tab/><text:tab/><text:tab/>output+="1";</text:p>
      <text:p text:style-name="P5"/>
      <text:p text:style-name="P5"><text:tab/><text:tab/>}</text:p>
      <text:p text:style-name="P5"/>
      <text:p text:style-name="P5"><text:tab/><text:tab/>else if(cs=="q1"&amp;&amp;input[i]=='1'){</text:p>
      <text:p text:style-name="P5"/>
      <text:p text:style-name="P5"><text:tab/><text:tab/><text:tab/>outputState+="q2--&gt;";</text:p>
      <text:p text:style-name="P5"/>
      <text:p text:style-name="P5"><text:tab/><text:tab/><text:tab/>cout&lt;&lt;"q1"&lt;&lt;"\t"&lt;&lt;input[i]&lt;&lt;"\t"&lt;&lt;"q2"&lt;&lt;"\t\t"&lt;&lt;"0"&lt;&lt;endl;</text:p>
      <text:p text:style-name="P5"><text:tab/><text:tab/><text:tab/></text:p>
      <text:p text:style-name="P5"><text:tab/><text:tab/><text:tab/>cs="q2";</text:p>
      <text:p text:style-name="P5"><text:tab/><text:tab/><text:tab/>output+="0";</text:p>
      <text:p text:style-name="P5"/>
      <text:p text:style-name="P5"><text:tab/><text:tab/>}</text:p>
      <text:p text:style-name="P5"><text:tab/><text:tab/>else if(cs=="q2"&amp;&amp;input[i]=='1'){</text:p>
      <text:p text:style-name="P5"/>
      <text:p text:style-name="P5"><text:tab/><text:tab/><text:tab/>outputState+="q4--&gt;";</text:p>
      <text:p text:style-name="P5"/>
      <text:p text:style-name="P5"><text:tab/><text:tab/><text:tab/>cout&lt;&lt;"q2"&lt;&lt;"\t"&lt;&lt;input[i]&lt;&lt;"\t"&lt;&lt;"q4"&lt;&lt;"\t\t"&lt;&lt;"0"&lt;&lt;endl;</text:p>
      <text:p text:style-name="P5"><text:tab/><text:tab/><text:tab/></text:p>
      <text:p text:style-name="P5"><text:tab/><text:tab/><text:tab/>cs="q4";</text:p>
      <text:p text:style-name="P5"><text:tab/><text:tab/><text:tab/>output+="0";</text:p>
      <text:p text:style-name="P5"><text:soft-page-break/><text:tab/><text:tab/>}</text:p>
      <text:p text:style-name="P5"><text:tab/><text:tab/>else if(cs=="q3"&amp;&amp;input[i]=='1'){</text:p>
      <text:p text:style-name="P5"><text:tab/><text:tab/><text:tab/>outputState+="q1--&gt;";</text:p>
      <text:p text:style-name="P5"><text:tab/><text:tab/><text:tab/>cout&lt;&lt;"q3"&lt;&lt;"\t"&lt;&lt;input[i]&lt;&lt;"\t"&lt;&lt;"q1"&lt;&lt;"\t\t"&lt;&lt;"1"&lt;&lt;endl;<text:tab/><text:tab/></text:p>
      <text:p text:style-name="P5"><text:tab/><text:tab/><text:tab/>cs="q1";</text:p>
      <text:p text:style-name="P5"><text:tab/><text:tab/><text:tab/>output+="1";</text:p>
      <text:p text:style-name="P5"><text:tab/><text:tab/>}</text:p>
      <text:p text:style-name="P5"><text:tab/><text:tab/>else if(cs=="q4"&amp;&amp;input[i]=='1'){</text:p>
      <text:p text:style-name="P5"><text:tab/><text:tab/><text:tab/>outputState+="q3--&gt;";</text:p>
      <text:p text:style-name="P5"><text:tab/><text:tab/><text:tab/>cout&lt;&lt;"q4"&lt;&lt;"\t"&lt;&lt;input[i]&lt;&lt;"\t"&lt;&lt;"q3"&lt;&lt;"\t\t"&lt;&lt;"0"&lt;&lt;endl;<text:tab/><text:tab/></text:p>
      <text:p text:style-name="P5"><text:tab/><text:tab/><text:tab/>cs="q3";</text:p>
      <text:p text:style-name="P5"><text:tab/><text:tab/><text:tab/>output+="0";</text:p>
      <text:p text:style-name="P5"><text:tab/><text:tab/>}</text:p>
      <text:p text:style-name="P5"><text:tab/><text:tab/>i++;</text:p>
      <text:p text:style-name="P5"><text:tab/>}</text:p>
      <text:p text:style-name="P5"><text:tab/>cout&lt;&lt;endl;</text:p>
      <text:p text:style-name="P5"><text:tab/>cout&lt;&lt;"Output String : "&lt;&lt;output&lt;&lt;endl;</text:p>
      <text:p text:style-name="P5"><text:tab/>cout&lt;&lt;outputState&lt;&lt;endl;</text:p>
      <text:p text:style-name="P5"/>
      <text:p text:style-name="P5">}</text:p>
      <text:p text:style-name="P17"/>
      <text:p text:style-name="P20">OUTPUT</text:p>
      <text:p text:style-name="P5"/>
      <text:p text:style-name="P15">10011</text:p>
      <text:p text:style-name="P15">Name : Muneer Hasan</text:p>
      <text:p text:style-name="P15">Roll No. : 17BCS054</text:p>
      <text:p text:style-name="P15">Input String : Valid</text:p>
      <text:p text:style-name="P15">CS<text:tab/>Input<text:tab/>NextState<text:tab/>Final Output</text:p>
      <text:p text:style-name="P15">q1<text:tab/>1<text:tab/>q2<text:tab/><text:tab/>0</text:p>
      <text:p text:style-name="P15">q2<text:tab/>0<text:tab/>q1<text:tab/><text:tab/>1</text:p>
      <text:p text:style-name="P15">q1<text:tab/>0<text:tab/>q3<text:tab/><text:tab/>0</text:p>
      <text:p text:style-name="P15">q3<text:tab/>1<text:tab/>q1<text:tab/><text:tab/>1</text:p>
      <text:p text:style-name="P15">q1<text:tab/>1<text:tab/>q2<text:tab/><text:tab/>0</text:p>
      <text:p text:style-name="P16"/>
      <text:p text:style-name="P16"/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pan text:style-name="T2"/></text:p>
      <text:p text:style-name="P23"><text:soft-page-break/><text:span text:style-name="T2">Q</text:span><text:span text:style-name="T3">4) Write a program to implement </text:span><text:span text:style-name="T4">Moore to</text:span><text:span text:style-name="T3"> Mealey machine .(4 m</text:span><text:span text:style-name="T4">arch</text:span><text:span text:style-name="T3">)</text:span></text:p>
      <text:p text:style-name="P16"/>
      <text:p text:style-name="P16">#include&lt;bits/stdc++.h&gt;</text:p>
      <text:p text:style-name="P16">using namespace std;</text:p>
      <text:p text:style-name="P16">#define int long long int</text:p>
      <text:p text:style-name="P16">#define db(...) __f(#__VA_ARGS__, __VA_ARGS__)</text:p>
      <text:p text:style-name="P16"/>
      <text:p text:style-name="P16">template &lt;typename Arg1&gt;</text:p>
      <text:p text:style-name="P16">void __f(const char* name, Arg1&amp;&amp; arg1) { cout &lt;&lt; name &lt;&lt; " : " &lt;&lt; arg1 &lt;&lt; '\n'; }</text:p>
      <text:p text:style-name="P16">template &lt;typename Arg1, typename... Args&gt;</text:p>
      <text:p text:style-name="P16">void __f(const char* names, Arg1&amp;&amp; arg1, Args&amp;&amp;... args) {</text:p>
      <text:p text:style-name="P16"><text:s text:c="4"/>const char* comma = strchr(names + 1, ',');</text:p>
      <text:p text:style-name="P16"><text:s text:c="4"/>cout.write(names, comma - names) &lt;&lt; " : " &lt;&lt; arg1 &lt;&lt; " | "; __f(comma + 1, args...);</text:p>
      <text:p text:style-name="P16">}</text:p>
      <text:p text:style-name="P16">int n,n1,startPoint,endPoint,cnt=0,q=0,qry=0;</text:p>
      <text:p text:style-name="P16">struct node</text:p>
      <text:p text:style-name="P16">{</text:p>
      <text:p text:style-name="P16"><text:s text:c="4"/>string s0,s1,s2;</text:p>
      <text:p text:style-name="P16"><text:s text:c="4"/>int a0;</text:p>
      <text:p text:style-name="P16"><text:s text:c="4"/>int a1;</text:p>
      <text:p text:style-name="P16"><text:s text:c="4"/>int out; <text:s text:c="3"/></text:p>
      <text:p text:style-name="P16"/>
      <text:p text:style-name="P16">};</text:p>
      <text:p text:style-name="P16">vector&lt;node&gt; vec(4);</text:p>
      <text:p text:style-name="P16">bool cmp(node n1,node n2){</text:p>
      <text:p text:style-name="P16"><text:s text:c="4"/>return n1.s1&gt;=n2.s1;</text:p>
      <text:p text:style-name="P16">}</text:p>
      <text:p text:style-name="P16">bool cmp1(node n1,node n2){</text:p>
      <text:p text:style-name="P16"><text:s text:c="4"/>return n1.s2&gt;=n2.s2;</text:p>
      <text:p text:style-name="P16">}</text:p>
      <text:p text:style-name="P16">int search(string s){</text:p>
      <text:p text:style-name="P16"/>
      <text:p text:style-name="P16"><text:s text:c="4"/>for(int i=0;i&lt;n;i++){</text:p>
      <text:p text:style-name="P16"><text:s text:c="8"/>if(s==vec[i].s0){</text:p>
      <text:p text:style-name="P16"><text:s text:c="12"/>return vec[i].out;</text:p>
      <text:p text:style-name="P16"><text:s text:c="8"/>}</text:p>
      <text:p text:style-name="P16"><text:s text:c="4"/>}</text:p>
      <text:p text:style-name="P16"><text:s text:c="4"/>return -1;</text:p>
      <text:p text:style-name="P16"/>
      <text:p text:style-name="P16">}</text:p>
      <text:p text:style-name="P16">int32_t main(){</text:p>
      <text:p text:style-name="P16"><text:s text:c="4"/>ios_base::sync_with_stdio(false);</text:p>
      <text:p text:style-name="P16"><text:soft-page-break/><text:s text:c="4"/>cin.tie(NULL);cout.tie(NULL);</text:p>
      <text:p text:style-name="P16"><text:s text:c="4"/>int t;</text:p>
      <text:p text:style-name="P16"><text:s text:c="4"/>//cin &gt;&gt;t; <text:s text:c="3"/>while (t--)</text:p>
      <text:p text:style-name="P16"><text:s text:c="4"/>{</text:p>
      <text:p text:style-name="P16"/>
      <text:p text:style-name="P16"><text:s text:c="8"/>cout &lt;&lt;"Name : Muneer Hasan"&lt;&lt;endl;</text:p>
      <text:p text:style-name="P16"><text:s text:c="8"/>cout &lt;&lt;"Roll No. : 17BCS054"&lt;&lt;endl;</text:p>
      <text:p text:style-name="P16"><text:s text:c="8"/>cin &gt;&gt; n;</text:p>
      <text:p text:style-name="P16"><text:s text:c="8"/>vec.resize(n);</text:p>
      <text:p text:style-name="P16"><text:s text:c="8"/>for(int i=0;i&lt;n;i++){</text:p>
      <text:p text:style-name="P16"><text:s text:c="12"/>cin&gt;&gt;vec[i].s0;</text:p>
      <text:p text:style-name="P16"><text:s text:c="12"/>cin&gt;&gt;vec[i].s1;</text:p>
      <text:p text:style-name="P16"><text:s text:c="12"/>cin&gt;&gt;vec[i].s2;</text:p>
      <text:p text:style-name="P16"><text:s text:c="12"/>cin&gt;&gt;vec[i].out;</text:p>
      <text:p text:style-name="P16"><text:s text:c="8"/>}</text:p>
      <text:p text:style-name="P16"><text:s text:c="8"/>cout &lt;&lt; endl;</text:p>
      <text:p text:style-name="P16"><text:s text:c="12"/>cout&lt;&lt;"s0"&lt;&lt;"\t";</text:p>
      <text:p text:style-name="P16"><text:s text:c="12"/>cout&lt;&lt;"a0"&lt;&lt;"\t";</text:p>
      <text:p text:style-name="P16"><text:s text:c="12"/>cout&lt;&lt;"o/p"&lt;&lt;"\t";</text:p>
      <text:p text:style-name="P16"><text:s text:c="12"/>cout&lt;&lt;"a1"&lt;&lt;"\t";</text:p>
      <text:p text:style-name="P16"><text:s text:c="12"/>cout&lt;&lt;"o/p"&lt;&lt;"\t";</text:p>
      <text:p text:style-name="P16"><text:s text:c="12"/>cout &lt;&lt;endl;</text:p>
      <text:p text:style-name="P16"/>
      <text:p text:style-name="P16"><text:s text:c="8"/>for(int i=0;i&lt;n;i++){</text:p>
      <text:p text:style-name="P16"><text:s text:c="12"/>cout&lt;&lt;vec[i].s0&lt;&lt;"\t";</text:p>
      <text:p text:style-name="P16"><text:s text:c="12"/>cout&lt;&lt;vec[i].s1&lt;&lt;"\t";</text:p>
      <text:p text:style-name="P16"><text:s text:c="12"/>cout&lt;&lt;search(vec[i].s1)&lt;&lt;"\t";</text:p>
      <text:p text:style-name="P16"><text:s text:c="12"/>cout&lt;&lt;vec[i].s2&lt;&lt;"\t";</text:p>
      <text:p text:style-name="P16"><text:s text:c="12"/>cout&lt;&lt;search(vec[i].s2)&lt;&lt;"\t";</text:p>
      <text:p text:style-name="P16"><text:s text:c="12"/>cout &lt;&lt;endl;</text:p>
      <text:p text:style-name="P16"><text:s text:c="8"/>}</text:p>
      <text:p text:style-name="P16"><text:s text:c="8"/>cout &lt;&lt;endl;</text:p>
      <text:p text:style-name="P16"/>
      <text:p text:style-name="P16"><text:s text:c="6"/></text:p>
      <text:p text:style-name="P16"><text:s text:c="4"/>}</text:p>
      <text:p text:style-name="P16"><text:s text:c="4"/>return 0;</text:p>
      <text:p text:style-name="P16">}</text:p>
      <text:p text:style-name="P16"/>
      <text:p text:style-name="P16"/>
      <text:p text:style-name="P16"/>
      <text:p text:style-name="P18"/>
      <text:p text:style-name="P18"/>
      <text:p text:style-name="P18"><text:soft-page-break/></text:p>
      <text:p text:style-name="P21">Input</text:p>
      <text:p text:style-name="P22">5</text:p>
      <text:p text:style-name="P22">q0 q3 q1 0</text:p>
      <text:p text:style-name="P22">q1 q2 q3 1</text:p>
      <text:p text:style-name="P22">q2 q0 q4 0</text:p>
      <text:p text:style-name="P22">q3 q2 q4 1</text:p>
      <text:p text:style-name="P22">q4 q4 q3 1</text:p>
      <text:p text:style-name="P22"/>
      <text:p text:style-name="P21">Output</text:p>
      <text:p text:style-name="P22">Name : Muneer Hasan</text:p>
      <text:p text:style-name="P22">Roll No. : 17BCS054</text:p>
      <text:p text:style-name="P22"/>
      <text:p text:style-name="P22">s0<text:tab/>a0<text:tab/>o/p<text:tab/>a1<text:tab/>o/p<text:tab/></text:p>
      <text:p text:style-name="P22">q0<text:tab/>q3<text:tab/>1<text:tab/>q1<text:tab/>1<text:tab/></text:p>
      <text:p text:style-name="P22">q1<text:tab/>q2<text:tab/>0<text:tab/>q3<text:tab/>1<text:tab/></text:p>
      <text:p text:style-name="P22">q2<text:tab/>q0<text:tab/>0<text:tab/>q4<text:tab/>1<text:tab/></text:p>
      <text:p text:style-name="P22">q3<text:tab/>q2<text:tab/>0<text:tab/>q4<text:tab/>1<text:tab/></text:p>
      <text:p text:style-name="P22">q4<text:tab/>q4<text:tab/>1<text:tab/>q3<text:tab/>1<text:tab/></text:p>
      <text:p text:style-name="P22"/>
      <text:p text:style-name="P19"/>
      <text:p text:style-name="P1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8T13:50:15.692082994</meta:creation-date>
    <dc:date>2020-03-04T12:21:59.502825866</dc:date>
    <meta:editing-duration>PT31M7S</meta:editing-duration>
    <meta:editing-cycles>5</meta:editing-cycles>
    <meta:generator>LibreOffice/6.3.4.2.0$Linux_X86_64 LibreOffice_project/30$Build-2</meta:generator>
    <meta:document-statistic meta:table-count="0" meta:image-count="0" meta:object-count="0" meta:page-count="9" meta:paragraph-count="277" meta:word-count="617" meta:character-count="5949" meta:non-whitespace-character-count="4626"/>
  </office:meta>
</office:document-meta>
</file>